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8e677"/>
    </style:style>
    <style:style style:name="P2" style:family="paragraph" style:parent-style-name="Heading_20_1">
      <style:paragraph-properties fo:text-align="center" style:justify-single-word="false" fo:break-before="page"/>
    </style:style>
    <style:style style:name="P3" style:family="paragraph" style:parent-style-name="Heading_20_2">
      <style:paragraph-properties fo:text-align="justify" style:justify-single-word="false"/>
      <style:text-properties officeooo:paragraph-rsid="0018e677"/>
    </style:style>
    <style:style style:name="P4" style:family="paragraph" style:parent-style-name="Heading_20_2">
      <style:paragraph-properties fo:text-align="justify" style:justify-single-word="false"/>
      <style:text-properties fo:color="#000000" fo:font-weight="bold" officeooo:rsid="001a4b01" officeooo:paragraph-rsid="001a4b01" fo:background-color="#ffffff" style:font-weight-asian="bold" style:font-weight-complex="bold"/>
    </style:style>
    <style:style style:name="P5" style:family="paragraph" style:parent-style-name="Heading_20_2">
      <style:text-properties officeooo:paragraph-rsid="001fac5d"/>
    </style:style>
    <style:style style:name="P6" style:family="paragraph" style:parent-style-name="Standard">
      <style:paragraph-properties fo:text-align="center" style:justify-single-word="false"/>
      <style:text-properties fo:color="#000000" fo:font-weight="bold" officeooo:rsid="001a4b01" officeooo:paragraph-rsid="001a4b01" fo:background-color="#ffffff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01a4b01" officeooo:paragraph-rsid="001a4b01" fo:background-color="#ffffff" style:font-weight-asian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officeooo:rsid="0018e677" officeooo:paragraph-rsid="001a4b01"/>
    </style:style>
    <style:style style:name="P9" style:family="paragraph" style:parent-style-name="Text_20_body">
      <style:paragraph-properties fo:text-align="justify" style:justify-single-word="false"/>
      <style:text-properties fo:font-weight="normal" officeooo:rsid="001bffe5" officeooo:paragraph-rsid="001bffe5" style:font-weight-asian="normal" style:font-weight-complex="normal"/>
    </style:style>
    <style:style style:name="P10" style:family="paragraph" style:parent-style-name="Text_20_body" style:list-style-name="L1">
      <style:paragraph-properties fo:text-align="justify" style:justify-single-word="false"/>
      <style:text-properties fo:font-weight="normal" officeooo:rsid="001bffe5" officeooo:paragraph-rsid="001bffe5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1bffe5" officeooo:paragraph-rsid="001bffe5" style:font-weight-asian="bold" style:font-weight-complex="bold"/>
    </style:style>
    <style:style style:name="P12" style:family="paragraph" style:parent-style-name="Text_20_body">
      <style:text-properties style:font-name="Liberation Serif" fo:font-size="12pt" fo:font-weight="normal" officeooo:rsid="001ce493" officeooo:paragraph-rsid="001ce493" style:font-size-asian="12pt" style:font-weight-asian="normal" style:font-size-complex="12pt" style:font-weight-complex="normal"/>
    </style:style>
    <style:style style:name="P13" style:family="paragraph" style:parent-style-name="Text_20_body">
      <style:text-properties officeooo:rsid="001f4bd8" officeooo:paragraph-rsid="001f4bd8"/>
    </style:style>
    <style:style style:name="P14" style:family="paragraph" style:parent-style-name="Heading_20_3">
      <style:text-properties officeooo:paragraph-rsid="001fac5d"/>
    </style:style>
    <style:style style:name="T1" style:family="text">
      <style:text-properties officeooo:rsid="0018e677"/>
    </style:style>
    <style:style style:name="T2" style:family="text">
      <style:text-properties officeooo:rsid="001a4b01"/>
    </style:style>
    <style:style style:name="T3" style:family="text">
      <style:text-properties fo:color="#000000" fo:font-weight="normal" officeooo:rsid="001a4b01" fo:background-color="#ffffff" loext:char-shading-value="0" style:font-weight-asian="normal" style:font-weight-complex="normal"/>
    </style:style>
    <style:style style:name="T4" style:family="text">
      <style:text-properties fo:color="#000000" fo:background-color="#ffffff" loext:char-shading-value="0"/>
    </style:style>
    <style:style style:name="T5" style:family="text">
      <style:text-properties fo:color="#000000" officeooo:rsid="001a4b01" fo:background-color="#ffffff" loext:char-shading-value="0"/>
    </style:style>
    <style:style style:name="T6" style:family="text">
      <style:text-properties fo:font-variant="normal" fo:text-transform="none" fo:color="#000000" style:font-name="Liberation Sans" fo:font-size="14pt" fo:letter-spacing="normal" fo:font-style="normal" fo:font-weight="bold" officeooo:rsid="001ce493" fo:background-color="#ffffff" loext:char-shading-value="0" style:font-weight-asian="bold" style:font-weight-complex="bold"/>
    </style:style>
    <style:style style:name="T7" style:family="text">
      <style:text-properties fo:font-variant="normal" fo:text-transform="none" fo:color="#000000" fo:letter-spacing="normal" fo:font-style="normal" fo:background-color="#ffffff" loext:char-shading-value="0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1ce493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1fac5d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1f4bd8" style:font-size-asian="12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Net Ninny</text:p>
      <text:h text:style-name="P1" text:outline-level="1"><text:span text:style-name="T1">User Manual</text:span></text:h>
      <text:h text:style-name="P3" text:outline-level="2">Compilation:</text:h>
      <text:p text:style-name="P8">To compile the <text:span text:style-name="T2">source code of our project, you just have to run the “compile.sh” script at the project folder, t</text:span><text:span text:style-name="T3">his script uses javac to compile the two classes of the project.</text:span></text:p>
      <text:p text:style-name="P6">$ sh compile.sh</text:p>
      <text:p text:style-name="P7"/>
      <text:h text:style-name="P4" text:outline-level="2"><text:span text:style-name="T1">Running The Proxy</text:span>:</text:h>
      <text:p text:style-name="P9"><text:span text:style-name="T4">After compiling the application</text:span><text:span text:style-name="T5">, </text:span><text:span text:style-name="T4">if you want to</text:span><text:span text:style-name="T5"> </text:span><text:span text:style-name="T4">run the proxy, you just have to run the “NetNinny” java aplication. This can be done running the next command at the project folder:</text:span></text:p>
      <text:p text:style-name="P11"><text:span text:style-name="T4">$ java NetNinny/NetNinny</text:span></text:p>
      <text:p text:style-name="P9"><text:span text:style-name="T4">By default the proxy will listen to the connections to localhost (127.0.0.1) on the port 8080. This can be changed using arguments when running the aplication.</text:span></text:p>
      <text:p text:style-name="P9">The supported arguments are:</text:p>
      <text:list xml:id="list388410610129037487" text:style-name="L1">
        <text:list-item>
          <text:p text:style-name="P10">-p &lt;port number&gt; to change the listen port</text:p>
        </text:list-item>
        <text:list-item>
          <text:p text:style-name="P10">-i &lt;ip address&gt; to change the listen address</text:p>
        </text:list-item>
        <text:list-item>
          <text:p text:style-name="P10">-d to display more information while running the proxy</text:p>
        </text:list-item>
      </text:list>
      <text:p text:style-name="P9">So, for example, the next command would run the proxy on the port 8888 and <text:s/>the IP address 192.168.1.1:</text:p>
      <text:p text:style-name="P11"><text:span text:style-name="T4">$ java NetNinny/NetNinny -p 8888 -i 192.168.1.1</text:span></text:p>
      <text:h text:style-name="P2" text:outline-level="1"><text:span text:style-name="T4">Requeriments</text:span></text:h>
      <text:h text:style-name="P5" text:outline-level="2"><text:span text:style-name="T6">Requeriments espiecification:</text:span></text:h>
      <text:h text:style-name="P14" text:outline-level="3"><text:span text:style-name="T9">2.</text:span><text:span text:style-name="T11">1.</text:span><text:span text:style-name="T10">1</text:span><text:span text:style-name="T11"><text:tab/></text:span><text:span text:style-name="T8">Handles simple HTTP GET interactions between client and server</text:span></text:h>
      <text:h text:style-name="P14" text:outline-level="3"><text:span text:style-name="T10">2.1.2<text:tab/></text:span><text:span text:style-name="T9">Blocks requests for undesirable URLs, using HTTP redirection</text:span></text:h>
      <text:p text:style-name="P13"><text:span text:style-name="T9">2.</text:span><text:span text:style-name="T8">1.3<text:tab/>Is compatible with all major browsers without the requirement to tweak any advanced <text:tab/>freature</text:span></text:p>
      <text:p text:style-name="P13"><text:span text:style-name="T8">2.1.4<text:tab/>Allows the user to select the proxy port.</text:span></text:p>
      <text:p text:style-name="P13"><text:span text:style-name="T8">2.1.5<text:tab/></text:span><text:span text:style-name="T10">Is smart in selection of what HTTP content should be searched for forbidden keywords.</text:span></text:p>
      <text:p text:style-name="P13"><text:span text:style-name="T10"/></text:p>
      <text:p text:style-name="P13"><text:span text:style-name="T8"/></text:p>
      <text:p text:style-name="P12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ier Saizar</meta:initial-creator>
    <meta:creation-date>2017-02-25T11:22:56.268784620</meta:creation-date>
    <dc:date>2017-02-25T13:13:57.031630505</dc:date>
    <dc:creator>Oier Saizar</dc:creator>
    <meta:editing-duration>PT47M55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2" meta:paragraph-count="22" meta:word-count="228" meta:character-count="1348" meta:non-whitespace-character-count="1148"/>
  </office:meta>
</office:document-meta>
</file>